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1d82" officeooo:paragraph-rsid="00111d82"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11d82" officeooo:paragraph-rsid="00111d82"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fo:font-weight="bold" officeooo:rsid="0013ab97" officeooo:paragraph-rsid="0013ab97"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ed1a8" officeooo:paragraph-rsid="001ed1a8"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2f5413" officeooo:paragraph-rsid="002f5413"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169792" officeooo:paragraph-rsid="001f2327"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officeooo:rsid="001add1d" officeooo:paragraph-rsid="001add1d"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officeooo:rsid="00305e1e" officeooo:paragraph-rsid="00305e1e"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officeooo:rsid="0032089d" officeooo:paragraph-rsid="0032089d"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normal" fo:font-weight="bold" officeooo:rsid="00196189" officeooo:paragraph-rsid="00196189"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1f2327" officeooo:paragraph-rsid="001f2327"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32089d" officeooo:paragraph-rsid="0032089d"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fo:font-weight="normal" officeooo:rsid="0013ab97" officeooo:paragraph-rsid="0013ab97"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5a7a9" officeooo:paragraph-rsid="0015a7a9"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f2327" officeooo:paragraph-rsid="001f232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f5413" officeooo:paragraph-rsid="002f541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05e1e" officeooo:paragraph-rsid="00305e1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officeooo:paragraph-rsid="0028f5c0"/>
    </style:style>
    <style:style style:name="P20" style:family="paragraph" style:parent-style-name="Standard">
      <style:paragraph-properties fo:text-align="start" style:justify-single-word="false"/>
      <style:text-properties officeooo:paragraph-rsid="002c2c04"/>
    </style:style>
    <style:style style:name="P21" style:family="paragraph" style:parent-style-name="Standard">
      <style:paragraph-properties fo:text-align="start" style:justify-single-word="false"/>
      <style:text-properties officeooo:paragraph-rsid="00305e1e"/>
    </style:style>
    <style:style style:name="P22" style:family="paragraph" style:parent-style-name="Standard">
      <style:paragraph-properties fo:text-align="start" style:justify-single-word="false"/>
      <style:text-properties fo:font-style="italic" fo:font-weight="normal" officeooo:rsid="00305e1e" officeooo:paragraph-rsid="00305e1e" style:font-style-asian="italic" style:font-weight-asian="normal" style:font-style-complex="italic" style:font-weight-complex="normal"/>
    </style:style>
    <style:style style:name="P23" style:family="paragraph" style:parent-style-name="Standard" style:list-style-name="L1">
      <style:paragraph-properties fo:text-align="start" style:justify-single-word="false"/>
      <style:text-properties fo:font-size="12pt" fo:font-weight="normal" officeooo:rsid="00111d82" officeooo:paragraph-rsid="00111d82"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113793" officeooo:paragraph-rsid="00113793"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32375" officeooo:paragraph-rsid="00132375"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font-weight="normal" officeooo:rsid="002c2c04" officeooo:paragraph-rsid="002c2c04" style:font-size-asian="10.5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fo:font-size="12pt" fo:font-weight="normal" officeooo:rsid="0015a7a9" officeooo:paragraph-rsid="0015a7a9"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fo:font-size="12pt" fo:font-weight="normal" officeooo:rsid="00169792" officeooo:paragraph-rsid="00169792"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style="normal" fo:font-weight="normal" officeooo:rsid="0013ab97" officeooo:paragraph-rsid="0013ab97" style:font-size-asian="10.5pt" style:font-style-asian="normal" style:font-weight-asian="normal" style:font-size-complex="12pt" style:font-style-complex="normal" style:font-weight-complex="normal"/>
    </style:style>
    <style:style style:name="P30" style:family="paragraph" style:parent-style-name="Standard" style:list-style-name="L4">
      <style:paragraph-properties fo:text-align="start" style:justify-single-word="false"/>
      <style:text-properties fo:font-size="12pt" fo:font-style="normal" fo:font-weight="normal" officeooo:rsid="001ed1a8" officeooo:paragraph-rsid="001ed1a8"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text-align="start" style:justify-single-word="false"/>
      <style:text-properties fo:font-size="12pt" fo:font-style="normal" fo:font-weight="normal" officeooo:rsid="001f2327" officeooo:paragraph-rsid="001f2327" style:font-size-asian="10.5pt" style:font-style-asian="normal" style:font-weight-asian="normal" style:font-size-complex="12pt" style:font-style-complex="normal" style:font-weight-complex="normal"/>
    </style:style>
    <style:style style:name="P32" style:family="paragraph" style:parent-style-name="Standard" style:list-style-name="L6">
      <style:paragraph-properties fo:text-align="start" style:justify-single-word="false"/>
      <style:text-properties fo:font-size="12pt" fo:font-style="normal" fo:font-weight="normal" officeooo:rsid="0022adda" officeooo:paragraph-rsid="0022adda" style:font-size-asian="10.5pt" style:font-style-asian="normal" style:font-weight-asian="normal" style:font-size-complex="12pt" style:font-style-complex="normal" style:font-weight-complex="normal"/>
    </style:style>
    <style:style style:name="P33" style:family="paragraph" style:parent-style-name="Standard" style:list-style-name="L7">
      <style:paragraph-properties fo:text-align="start" style:justify-single-word="false"/>
      <style:text-properties fo:font-size="12pt" fo:font-style="normal" fo:font-weight="normal" officeooo:rsid="0022adda" officeooo:paragraph-rsid="0022adda" style:font-size-asian="10.5pt" style:font-style-asian="normal" style:font-weight-asian="normal" style:font-size-complex="12pt" style:font-style-complex="normal" style:font-weight-complex="normal"/>
    </style:style>
    <style:style style:name="P34" style:family="paragraph" style:parent-style-name="Standard" style:list-style-name="L7">
      <style:paragraph-properties fo:text-align="start" style:justify-single-word="false"/>
      <style:text-properties fo:font-size="12pt" fo:font-style="normal" fo:font-weight="normal" officeooo:rsid="0023b762" officeooo:paragraph-rsid="0023b762" style:font-size-asian="10.5pt" style:font-style-asian="normal" style:font-weight-asian="normal" style:font-size-complex="12pt" style:font-style-complex="normal" style:font-weight-complex="normal"/>
    </style:style>
    <style:style style:name="P35" style:family="paragraph" style:parent-style-name="Standard" style:list-style-name="L8">
      <style:paragraph-properties fo:text-align="start" style:justify-single-word="false"/>
      <style:text-properties fo:font-size="12pt" fo:font-style="normal" fo:font-weight="normal" officeooo:rsid="0024891b" officeooo:paragraph-rsid="0024891b" style:font-size-asian="10.5pt" style:font-style-asian="normal" style:font-weight-asian="normal" style:font-size-complex="12pt" style:font-style-complex="normal" style:font-weight-complex="normal"/>
    </style:style>
    <style:style style:name="P36" style:family="paragraph" style:parent-style-name="Standard" style:list-style-name="L9">
      <style:paragraph-properties fo:text-align="start" style:justify-single-word="false"/>
      <style:text-properties fo:font-size="12pt" fo:font-style="normal" fo:font-weight="normal" officeooo:rsid="0025dcb0" officeooo:paragraph-rsid="0025dcb0" style:font-size-asian="10.5pt" style:font-style-asian="normal" style:font-weight-asian="normal" style:font-size-complex="12pt" style:font-style-complex="normal" style:font-weight-complex="normal"/>
    </style:style>
    <style:style style:name="P37" style:family="paragraph" style:parent-style-name="Standard" style:list-style-name="L10">
      <style:paragraph-properties fo:text-align="start" style:justify-single-word="false"/>
      <style:text-properties fo:font-size="12pt" fo:font-style="normal" fo:font-weight="normal" officeooo:rsid="002c2c04" officeooo:paragraph-rsid="002adf2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c2c04" officeooo:paragraph-rsid="002c2c04" style:font-size-asian="10.5pt" style:font-style-asian="normal" style:font-weight-asian="normal" style:font-size-complex="12pt" style:font-style-complex="normal" style:font-weight-complex="normal"/>
    </style:style>
    <style:style style:name="P39" style:family="paragraph" style:parent-style-name="Standard" style:list-style-name="L12">
      <style:paragraph-properties fo:text-align="start" style:justify-single-word="false"/>
      <style:text-properties fo:font-size="12pt" fo:font-style="normal" fo:font-weight="normal" officeooo:rsid="002c2c04" officeooo:paragraph-rsid="002c2c04" style:font-size-asian="10.5pt" style:font-style-asian="normal" style:font-weight-asian="normal" style:font-size-complex="12pt" style:font-style-complex="normal" style:font-weight-complex="normal"/>
    </style:style>
    <style:style style:name="P40" style:family="paragraph" style:parent-style-name="Standard" style:list-style-name="L13">
      <style:paragraph-properties fo:text-align="start" style:justify-single-word="false"/>
      <style:text-properties fo:font-size="12pt" fo:font-style="normal" fo:font-weight="normal" officeooo:rsid="002c7466" officeooo:paragraph-rsid="002c7466" style:font-size-asian="10.5pt" style:font-style-asian="normal" style:font-weight-asian="normal" style:font-size-complex="12pt" style:font-style-complex="normal" style:font-weight-complex="normal"/>
    </style:style>
    <style:style style:name="P41" style:family="paragraph" style:parent-style-name="Standard" style:list-style-name="L15">
      <style:paragraph-properties fo:text-align="start" style:justify-single-word="false"/>
      <style:text-properties fo:font-size="12pt" fo:font-style="normal" fo:font-weight="normal" officeooo:rsid="001a71fe" officeooo:paragraph-rsid="001a71fe" style:font-size-asian="10.5pt" style:font-style-asian="normal" style:font-weight-asian="normal" style:font-size-complex="12pt" style:font-style-complex="normal" style:font-weight-complex="normal"/>
    </style:style>
    <style:style style:name="P42" style:family="paragraph" style:parent-style-name="Standard" style:list-style-name="L15">
      <style:paragraph-properties fo:text-align="start" style:justify-single-word="false"/>
      <style:text-properties fo:font-size="12pt" fo:font-style="normal" fo:font-weight="normal" officeooo:rsid="001add1d" officeooo:paragraph-rsid="001add1d" style:font-size-asian="10.5pt" style:font-style-asian="normal" style:font-weight-asian="normal" style:font-size-complex="12pt" style:font-style-complex="normal" style:font-weight-complex="normal"/>
    </style:style>
    <style:style style:name="P43" style:family="paragraph" style:parent-style-name="Standard" style:list-style-name="L16">
      <style:paragraph-properties fo:text-align="start" style:justify-single-word="false"/>
      <style:text-properties fo:font-size="12pt" fo:font-style="normal" fo:font-weight="normal" officeooo:rsid="002f5413" officeooo:paragraph-rsid="002f5413" style:font-size-asian="10.5pt" style:font-style-asian="normal" style:font-weight-asian="normal" style:font-size-complex="12pt" style:font-style-complex="normal" style:font-weight-complex="normal"/>
    </style:style>
    <style:style style:name="P44" style:family="paragraph" style:parent-style-name="Standard" style:list-style-name="L17">
      <style:paragraph-properties fo:text-align="start" style:justify-single-word="false"/>
      <style:text-properties fo:font-size="12pt" fo:font-style="normal" fo:font-weight="normal" officeooo:rsid="00305e1e" officeooo:paragraph-rsid="00305e1e" style:font-size-asian="10.5pt" style:font-style-asian="normal" style:font-weight-asian="normal" style:font-size-complex="12pt" style:font-style-complex="normal" style:font-weight-complex="normal"/>
    </style:style>
    <style:style style:name="P45" style:family="paragraph" style:parent-style-name="Standard" style:list-style-name="L19">
      <style:paragraph-properties fo:text-align="start" style:justify-single-word="false"/>
      <style:text-properties fo:font-size="12pt" fo:font-style="normal" fo:font-weight="normal" officeooo:rsid="00305e1e" officeooo:paragraph-rsid="00305e1e" style:font-size-asian="10.5pt" style:font-style-asian="normal" style:font-weight-asian="normal" style:font-size-complex="12pt" style:font-style-complex="normal" style:font-weight-complex="normal"/>
    </style:style>
    <style:style style:name="P46" style:family="paragraph" style:parent-style-name="Standard" style:list-style-name="L20">
      <style:paragraph-properties fo:text-align="start" style:justify-single-word="false"/>
      <style:text-properties fo:font-size="12pt" fo:font-style="normal" fo:font-weight="normal" officeooo:rsid="00312da7" officeooo:paragraph-rsid="00312da7" style:font-size-asian="10.5pt" style:font-style-asian="normal" style:font-weight-asian="normal" style:font-size-complex="12pt" style:font-style-complex="normal" style:font-weight-complex="normal"/>
    </style:style>
    <style:style style:name="P47" style:family="paragraph" style:parent-style-name="Standard" style:list-style-name="L20">
      <style:paragraph-properties fo:text-align="start" style:justify-single-word="false"/>
      <style:text-properties fo:font-size="12pt" fo:font-style="normal" fo:font-weight="normal" officeooo:rsid="0032089d" officeooo:paragraph-rsid="0032089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2089d" officeooo:paragraph-rsid="0032089d" style:font-size-asian="10.5pt" style:font-style-asian="normal" style:font-weight-asian="normal" style:font-size-complex="12pt" style:font-style-complex="normal" style:font-weight-complex="normal"/>
    </style:style>
    <style:style style:name="P49" style:family="paragraph" style:parent-style-name="Standard" style:list-style-name="L22">
      <style:paragraph-properties fo:text-align="start" style:justify-single-word="false"/>
      <style:text-properties fo:font-size="12pt" fo:font-style="normal" fo:font-weight="normal" officeooo:rsid="0032089d" officeooo:paragraph-rsid="0032089d"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start" style:justify-single-word="false"/>
      <style:text-properties fo:font-size="12pt" fo:font-style="normal" fo:font-weight="bold" officeooo:rsid="00178e40" officeooo:paragraph-rsid="00178e40" style:font-size-asian="10.5pt" style:font-style-asian="normal" style:font-weight-asian="bold" style:font-size-complex="12pt" style:font-style-complex="normal" style:font-weight-complex="bold"/>
    </style:style>
    <style:style style:name="P51" style:family="paragraph" style:parent-style-name="Standard" style:list-style-name="L8">
      <style:paragraph-properties fo:text-align="start" style:justify-single-word="false"/>
      <style:text-properties fo:font-size="12pt" fo:font-style="normal" fo:font-weight="bold" officeooo:rsid="0024891b" officeooo:paragraph-rsid="0024891b" style:font-size-asian="10.5pt" style:font-style-asian="normal" style:font-weight-asian="bold" style:font-size-complex="12pt" style:font-style-complex="normal" style:font-weight-complex="bold"/>
    </style:style>
    <style:style style:name="P52" style:family="paragraph" style:parent-style-name="Standard" style:list-style-name="L2">
      <style:paragraph-properties fo:text-align="start" style:justify-single-word="false"/>
      <style:text-properties fo:font-size="12pt" fo:font-style="italic" fo:font-weight="normal" officeooo:rsid="002c2c04" officeooo:paragraph-rsid="002c2c04" style:font-size-asian="10.5pt" style:font-style-asian="italic" style:font-weight-asian="normal" style:font-size-complex="12pt" style:font-style-complex="italic" style:font-weight-complex="normal"/>
    </style:style>
    <style:style style:name="P53" style:family="paragraph" style:parent-style-name="Standard" style:list-style-name="L11">
      <style:paragraph-properties fo:text-align="start" style:justify-single-word="false"/>
      <style:text-properties fo:font-size="12pt" fo:font-style="italic" fo:font-weight="normal" officeooo:rsid="002c2c04" officeooo:paragraph-rsid="002c2c04" style:font-size-asian="10.5pt" style:font-style-asian="italic" style:font-weight-asian="normal" style:font-size-complex="12pt" style:font-style-complex="italic" style:font-weight-complex="normal"/>
    </style:style>
    <style:style style:name="P54" style:family="paragraph" style:parent-style-name="Standard" style:list-style-name="L13">
      <style:paragraph-properties fo:text-align="start" style:justify-single-word="false"/>
      <style:text-properties fo:font-size="12pt" fo:font-style="italic" fo:font-weight="normal" officeooo:rsid="002c2c04" officeooo:paragraph-rsid="002c2c04" style:font-size-asian="10.5pt" style:font-style-asian="italic" style:font-weight-asian="normal" style:font-size-complex="12pt" style:font-style-complex="italic" style:font-weight-complex="normal"/>
    </style:style>
    <style:style style:name="P55" style:family="paragraph" style:parent-style-name="Standard" style:list-style-name="L3">
      <style:paragraph-properties fo:text-align="start" style:justify-single-word="false"/>
      <style:text-properties fo:font-size="12pt" fo:font-style="italic" fo:font-weight="normal" officeooo:rsid="00169792" officeooo:paragraph-rsid="00178e40" style:font-size-asian="10.5pt" style:font-style-asian="italic" style:font-weight-asian="normal" style:font-size-complex="12pt" style:font-style-complex="italic" style:font-weight-complex="normal"/>
    </style:style>
    <style:style style:name="P56" style:family="paragraph" style:parent-style-name="Standard" style:list-style-name="L3">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57" style:family="paragraph" style:parent-style-name="Standard" style:list-style-name="L6">
      <style:paragraph-properties fo:text-align="start" style:justify-single-word="false"/>
      <style:text-properties fo:font-size="12pt" fo:font-style="italic" fo:font-weight="normal" officeooo:rsid="0022adda" officeooo:paragraph-rsid="0022adda" style:font-size-asian="10.5pt" style:font-style-asian="italic" style:font-weight-asian="normal" style:font-size-complex="12pt" style:font-style-complex="italic" style:font-weight-complex="normal"/>
    </style:style>
    <style:style style:name="P58" style:family="paragraph" style:parent-style-name="Standard" style:list-style-name="L7">
      <style:paragraph-properties fo:text-align="start" style:justify-single-word="false"/>
      <style:text-properties fo:font-size="12pt" fo:font-style="italic" fo:font-weight="normal" officeooo:rsid="0022adda" officeooo:paragraph-rsid="0022adda" style:font-size-asian="10.5pt" style:font-style-asian="italic" style:font-weight-asian="normal" style:font-size-complex="12pt" style:font-style-complex="italic" style:font-weight-complex="normal"/>
    </style:style>
    <style:style style:name="P59" style:family="paragraph" style:parent-style-name="Standard" style:list-style-name="L9">
      <style:paragraph-properties fo:text-align="start" style:justify-single-word="false"/>
      <style:text-properties fo:font-size="12pt" fo:font-style="italic" fo:font-weight="normal" officeooo:rsid="0025dcb0" officeooo:paragraph-rsid="0025dcb0" style:font-size-asian="10.5pt" style:font-style-asian="italic" style:font-weight-asian="normal" style:font-size-complex="12pt" style:font-style-complex="italic" style:font-weight-complex="normal"/>
    </style:style>
    <style:style style:name="P60" style:family="paragraph" style:parent-style-name="Standard" style:list-style-name="L10">
      <style:paragraph-properties fo:text-align="start" style:justify-single-word="false"/>
      <style:text-properties fo:font-size="12pt" fo:font-style="italic" fo:font-weight="normal" officeooo:rsid="002adf22" officeooo:paragraph-rsid="002adf22" style:font-size-asian="10.5pt" style:font-style-asian="italic" style:font-weight-asian="normal" style:font-size-complex="12pt" style:font-style-complex="italic" style:font-weight-complex="normal"/>
    </style:style>
    <style:style style:name="P61" style:family="paragraph" style:parent-style-name="Standard" style:list-style-name="L15">
      <style:paragraph-properties fo:text-align="start" style:justify-single-word="false"/>
      <style:text-properties fo:font-size="12pt" fo:font-style="italic" fo:font-weight="normal" officeooo:rsid="001a71fe" officeooo:paragraph-rsid="001a71fe" style:font-size-asian="10.5pt" style:font-style-asian="italic" style:font-weight-asian="normal" style:font-size-complex="12pt" style:font-style-complex="italic" style:font-weight-complex="normal"/>
    </style:style>
    <style:style style:name="P62" style:family="paragraph" style:parent-style-name="Standard" style:list-style-name="L15">
      <style:paragraph-properties fo:text-align="start" style:justify-single-word="false"/>
      <style:text-properties fo:font-size="12pt" fo:font-style="italic" fo:font-weight="normal" officeooo:rsid="001add1d" officeooo:paragraph-rsid="001add1d" style:font-size-asian="10.5pt" style:font-style-asian="italic" style:font-weight-asian="normal" style:font-size-complex="12pt" style:font-style-complex="italic" style:font-weight-complex="normal"/>
    </style:style>
    <style:style style:name="P63" style:family="paragraph" style:parent-style-name="Standard" style:list-style-name="L17">
      <style:paragraph-properties fo:text-align="start" style:justify-single-word="false"/>
      <style:text-properties fo:font-size="12pt" fo:font-style="italic" fo:font-weight="normal" officeooo:rsid="00305e1e" officeooo:paragraph-rsid="00305e1e" style:font-size-asian="10.5pt" style:font-style-asian="italic" style:font-weight-asian="normal" style:font-size-complex="12pt" style:font-style-complex="italic" style:font-weight-complex="normal"/>
    </style:style>
    <style:style style:name="P64" style:family="paragraph" style:parent-style-name="Standard" style:list-style-name="L18">
      <style:paragraph-properties fo:text-align="start" style:justify-single-word="false"/>
      <style:text-properties fo:font-size="12pt" fo:font-style="italic" fo:font-weight="normal" officeooo:rsid="00305e1e" officeooo:paragraph-rsid="00305e1e"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normal" officeooo:rsid="00305e1e" officeooo:paragraph-rsid="00305e1e" style:font-size-asian="10.5pt" style:font-style-asian="italic" style:font-weight-asian="normal" style:font-size-complex="12pt" style:font-style-complex="italic" style:font-weight-complex="normal"/>
    </style:style>
    <style:style style:name="P66" style:family="paragraph" style:parent-style-name="Standard" style:list-style-name="L20">
      <style:paragraph-properties fo:text-align="start" style:justify-single-word="false"/>
      <style:text-properties fo:font-size="12pt" fo:font-style="italic" fo:font-weight="normal" officeooo:rsid="00312da7" officeooo:paragraph-rsid="00312da7" style:font-size-asian="10.5pt" style:font-style-asian="italic" style:font-weight-asian="normal" style:font-size-complex="12pt" style:font-style-complex="italic" style:font-weight-complex="normal"/>
    </style:style>
    <style:style style:name="P67" style:family="paragraph" style:parent-style-name="Standard" style:list-style-name="L21">
      <style:paragraph-properties fo:text-align="start" style:justify-single-word="false"/>
      <style:text-properties fo:font-size="12pt" fo:font-style="italic" fo:font-weight="normal" officeooo:rsid="0032089d" officeooo:paragraph-rsid="0032089d"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size="12pt" fo:font-style="italic" fo:font-weight="normal" officeooo:rsid="0032089d" officeooo:paragraph-rsid="0032089d"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4pt" fo:font-style="normal" fo:font-weight="bold" officeooo:rsid="002c2c04" officeooo:paragraph-rsid="002c2c04"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fo:font-weight="bold" officeooo:rsid="002f5413" officeooo:paragraph-rsid="002f5413" style:font-size-asian="12.25pt" style:font-style-asian="normal" style:font-weight-asian="bold" style:font-size-complex="14pt" style:font-style-complex="normal" style:font-weight-complex="bold"/>
    </style:style>
    <style:style style:name="P71" style:family="paragraph" style:parent-style-name="Standard" style:list-style-name="L3">
      <style:paragraph-properties fo:text-align="start" style:justify-single-word="false"/>
      <style:text-properties officeooo:paragraph-rsid="0013ab97"/>
    </style:style>
    <style:style style:name="P72" style:family="paragraph" style:parent-style-name="Standard" style:list-style-name="L8">
      <style:paragraph-properties fo:text-align="start" style:justify-single-word="false"/>
      <style:text-properties officeooo:paragraph-rsid="0024891b"/>
    </style:style>
    <style:style style:name="P73" style:family="paragraph" style:parent-style-name="Standard" style:list-style-name="L14">
      <style:paragraph-properties fo:text-align="start" style:justify-single-word="false"/>
      <style:text-properties officeooo:paragraph-rsid="0028f5c0"/>
    </style:style>
    <style:style style:name="P74" style:family="paragraph" style:parent-style-name="Standard" style:list-style-name="L15">
      <style:paragraph-properties fo:text-align="start" style:justify-single-word="false"/>
      <style:text-properties officeooo:paragraph-rsid="001a71fe"/>
    </style:style>
    <style:style style:name="P75" style:family="paragraph" style:parent-style-name="Standard" style:list-style-name="L15">
      <style:paragraph-properties fo:text-align="start" style:justify-single-word="false"/>
      <style:text-properties officeooo:paragraph-rsid="001add1d"/>
    </style:style>
    <style:style style:name="P76" style:family="paragraph" style:parent-style-name="Standard" style:list-style-name="L22">
      <style:paragraph-properties fo:text-align="start" style:justify-single-word="false"/>
      <style:text-properties officeooo:paragraph-rsid="0032089d"/>
    </style:style>
    <style:style style:name="P77" style:family="paragraph" style:parent-style-name="Standard" style:list-style-name="L8">
      <style:paragraph-properties fo:text-align="start" style:justify-single-word="false"/>
      <style:text-properties fo:font-style="italic" fo:font-weight="normal" officeooo:rsid="0024891b" officeooo:paragraph-rsid="0024891b" style:font-style-asian="italic" style:font-weight-asian="normal" style:font-style-complex="italic" style:font-weight-complex="normal"/>
    </style:style>
    <style:style style:name="P78" style:family="paragraph" style:parent-style-name="Standard" style:list-style-name="L12">
      <style:paragraph-properties fo:text-align="start" style:justify-single-word="false"/>
      <style:text-properties fo:font-style="italic" fo:font-weight="normal" officeooo:rsid="002c2c04" officeooo:paragraph-rsid="002c2c04" style:font-style-asian="italic" style:font-weight-asian="normal" style:font-style-complex="italic" style:font-weight-complex="normal"/>
    </style:style>
    <style:style style:name="P79" style:family="paragraph" style:parent-style-name="Standard" style:list-style-name="L18">
      <style:paragraph-properties fo:text-align="start" style:justify-single-word="false"/>
      <style:text-properties fo:font-weight="normal" officeooo:rsid="00305e1e" officeooo:paragraph-rsid="00305e1e"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3237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32375" style:font-style-asian="normal" style:font-style-complex="normal"/>
    </style:style>
    <style:style style:name="T5" style:family="text">
      <style:text-properties fo:font-style="normal" officeooo:rsid="002c2c04"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fo:font-style="italic" fo:font-weight="normal" officeooo:rsid="001add1d" style:font-size-asian="10.5pt" style:font-style-asian="italic" style:font-weight-asian="normal" style:font-size-complex="12pt" style:font-style-complex="italic" style:font-weight-complex="normal"/>
    </style:style>
    <style:style style:name="T8" style:family="text">
      <style:text-properties fo:font-size="12pt" fo:font-style="italic" fo:font-weight="normal" officeooo:rsid="001ccb61" style:font-size-asian="10.5pt" style:font-style-asian="italic" style:font-weight-asian="normal" style:font-size-complex="12pt" style:font-style-complex="italic" style:font-weight-complex="normal"/>
    </style:style>
    <style:style style:name="T9" style:family="text">
      <style:text-properties fo:font-size="12pt" fo:font-style="italic" fo:font-weight="normal" officeooo:rsid="0015a7a9"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21916f"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23b762"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24891b"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305e1e" style:font-size-asian="10.5pt" style:font-style-asian="italic" style:font-weight-asian="normal" style:font-size-complex="12pt" style:font-style-complex="italic" style:font-weight-complex="normal"/>
    </style:style>
    <style:style style:name="T14" style:family="text">
      <style:text-properties fo:font-size="12pt" fo:font-style="normal" fo:font-weight="normal" officeooo:rsid="001add1d"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a71fe"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3ab97"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1ed1a8"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15a7a9"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3b762"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4891b"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2c04"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32089d" style:font-size-asian="10.5pt" style:font-style-asian="normal" style:font-weight-asian="normal" style:font-size-complex="12pt" style:font-style-complex="normal" style:font-weight-complex="normal"/>
    </style:style>
    <style:style style:name="T23" style:family="text">
      <style:text-properties fo:font-size="12pt" fo:font-style="normal" fo:font-weight="bold" style:font-size-asian="10.5pt" style:font-style-asian="normal" style:font-weight-asian="bold" style:font-size-complex="12pt" style:font-style-complex="normal" style:font-weight-complex="bold"/>
    </style:style>
    <style:style style:name="T24" style:family="text">
      <style:text-properties fo:font-size="12pt" fo:font-style="normal" fo:font-weight="bold" officeooo:rsid="0028f5c0" style:font-size-asian="10.5pt" style:font-style-asian="normal" style:font-weight-asian="bold" style:font-size-complex="12pt" style:font-style-complex="normal" style:font-weight-complex="bold"/>
    </style:style>
    <style:style style:name="T25" style:family="text">
      <style:text-properties fo:font-size="12pt" fo:font-style="normal" fo:font-weight="bold" officeooo:rsid="002c2c04" style:font-size-asian="10.5pt" style:font-style-asian="normal" style:font-weight-asian="bold" style:font-size-complex="12pt" style:font-style-complex="normal" style:font-weight-complex="bold"/>
    </style:style>
    <style:style style:name="T26" style:family="text">
      <style:text-properties fo:font-size="12pt" fo:font-style="normal" fo:font-weight="bold" officeooo:rsid="00305e1e" style:font-size-asian="10.5pt" style:font-style-asian="normal" style:font-weight-asian="bold" style:font-size-complex="12pt" style:font-style-complex="normal" style:font-weight-complex="bold"/>
    </style:style>
    <style:style style:name="T27" style:family="text">
      <style:text-properties fo:font-size="12pt" fo:font-style="normal" fo:font-weight="bold" officeooo:rsid="002f5413" style:font-size-asian="10.5pt" style:font-style-asian="normal" style:font-weight-asian="bold" style:font-size-complex="12pt" style:font-style-complex="normal" style:font-weight-complex="bold"/>
    </style:style>
    <style:style style:name="T28" style:family="text">
      <style:text-properties fo:font-size="12pt" fo:font-style="normal" style:font-size-asian="10.5pt" style:font-style-asian="normal" style:font-size-complex="12pt" style:font-style-complex="normal"/>
    </style:style>
    <style:style style:name="T29" style:family="text">
      <style:text-properties fo:font-size="12pt" style:font-size-asian="10.5pt" style:font-size-complex="12pt"/>
    </style:style>
    <style:style style:name="T30" style:family="text">
      <style:text-properties fo:font-weight="bold" style:font-weight-asian="bold" style:font-weight-complex="bold"/>
    </style:style>
    <style:style style:name="T31" style:family="text">
      <style:text-properties fo:font-size="14pt" fo:font-style="normal" fo:font-weight="bold" officeooo:rsid="0028f5c0" style:font-size-asian="12.25pt" style:font-style-asian="normal" style:font-weight-asian="bold" style:font-size-complex="14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DOM</text:p>
      <text:p text:style-name="P2"/>
      <text:p text:style-name="P2">Parts of a Web Browser</text:p>
      <text:list xml:id="list3632249249" text:style-name="L1">
        <text:list-item>
          <text:p text:style-name="P23">The window is the browser tab that a web page is loaded into. This is represented by the <text:span text:style-name="T1">Window</text:span><text:span text:style-name="T3"> object.</text:span></text:p>
          <text:list>
            <text:list-item>
              <text:p text:style-name="P24"><text:span text:style-name="T3">With the </text:span><text:span text:style-name="T1">Window</text:span><text:span text:style-name="T3"> object, it is possible to manipulate the document loaded into that window, store data specific to that document on the client-side, etc.</text:span></text:p>
            </text:list-item>
          </text:list>
        </text:list-item>
        <text:list-item>
          <text:p text:style-name="P24"><text:span text:style-name="T3">The navigator represents the state and identity of the browser (i.e. user agent) as it exists on the web. This is represented</text:span><text:span text:style-name="T4"> by the </text:span><text:span text:style-name="T2">Navigator </text:span><text:span text:style-name="T4">object.</text:span></text:p>
          <text:list>
            <text:list-item>
              <text:p text:style-name="P25"><text:span text:style-name="T3">The </text:span><text:span text:style-name="T1">Navigator</text:span><text:span text:style-name="T3"> object can retrieve things such as user's preferred language, a media stream from the user's webcam, etc.</text:span></text:p>
            </text:list-item>
          </text:list>
        </text:list-item>
        <text:list-item>
          <text:p text:style-name="P25"><text:span text:style-name="T3">The document (represented by the DOM) is the actual page loaded into the window, and is represented in Javascript by the </text:span><text:span text:style-name="T1">Document</text:span><text:span text:style-name="T3"> object.</text:span></text:p>
          <text:list>
            <text:list-item>
              <text:p text:style-name="P29">This object can be used to return and manipulate information on the HTML and CSS that comprises the document. It is possible to change an element's text content, apply new styles, create new elements, add to current elements, and remove elements.</text:p>
            </text:list-item>
          </text:list>
        </text:list-item>
      </text:list>
      <text:p text:style-name="P14"/>
      <text:p text:style-name="P69">Including a Javascript File into the HTML Document</text:p>
      <text:list xml:id="list2657343710" text:style-name="L2">
        <text:list-item>
          <text:p text:style-name="P26"><text:span text:style-name="T3">The &lt;script&gt; element should go into the head and use </text:span><text:span text:style-name="T1">defer</text:span><text:span text:style-name="T3"> keyword to load the file after the HTML is parsed.</text:span></text:p>
          <text:list>
            <text:list-item>
              <text:p text:style-name="P52">&lt;script src = 'js-file.js' defer&gt;&lt;/script&gt;</text:p>
            </text:list-item>
          </text:list>
        </text:list-item>
      </text:list>
      <text:p text:style-name="P14"/>
      <text:p text:style-name="P3">The Document Object Model</text:p>
      <text:list xml:id="list3567270789" text:style-name="L3">
        <text:list-item>
          <text:p text:style-name="P71"><text:span text:style-name="T16">The </text:span><text:span text:style-name="T17">DOM (Document Object Model) is a</text:span><text:span text:style-name="T16"> 'tree</text:span><text:span text:style-name="T17">-like</text:span><text:span text:style-name="T16">'</text:span><text:span text:style-name="T17"> representation of the contents on a webpage. </text:span><text:span text:style-name="T18">The tree consists of </text:span><text:span text:style-name="T9">nodes</text:span><text:span text:style-name="T18"> which describes their position in the tree in relation to one another.</text:span></text:p>
          <text:list>
            <text:list-item>
              <text:p text:style-name="P27"><text:span text:style-name="T6">Element Node</text:span><text:span text:style-name="T3">: An element, as it exists in the DOM.</text:span></text:p>
            </text:list-item>
            <text:list-item>
              <text:p text:style-name="P27"><text:span text:style-name="T6">Root node</text:span><text:span text:style-name="T3">: The top node in the tree, in the case of HTML is always the HTML node. (other markup languages such as SVG and custom XML will have different root elements)</text:span></text:p>
            </text:list-item>
            <text:list-item>
              <text:p text:style-name="P27"><text:span text:style-name="T6">Child node</text:span><text:span text:style-name="T3">: A node directly inside another node.</text:span></text:p>
              <text:list>
                <text:list-item>
                  <text:p text:style-name="P27"><text:span text:style-name="T3">ex. </text:span><text:span text:style-name="T1">IMG </text:span><text:span text:style-name="T3">is a child of </text:span><text:span text:style-name="T1">SECTION</text:span></text:p>
                </text:list-item>
              </text:list>
            </text:list-item>
            <text:list-item>
              <text:p text:style-name="P27"><text:span text:style-name="T6">Descendent node</text:span><text:span text:style-name="T3">: A node </text:span><text:span text:style-name="T1">anywhere</text:span><text:span text:style-name="T3"> inside another node.</text:span></text:p>
            </text:list-item>
            <text:list-item>
              <text:p text:style-name="P27"><text:span text:style-name="T6">Parent node</text:span><text:span text:style-name="T3">: A node which has another node inside it.</text:span></text:p>
            </text:list-item>
            <text:list-item>
              <text:p text:style-name="P27"><text:span text:style-name="T6">Sibling node</text:span><text:span text:style-name="T3">: Nodes that sit on the same level in the DOM tree.</text:span></text:p>
            </text:list-item>
            <text:list-item>
              <text:p text:style-name="P27"><text:span text:style-name="T6">Text node</text:span><text:span text:style-name="T3">: A node containing a text string.</text:span></text:p>
            </text:list-item>
          </text:list>
        </text:list-item>
      </text:list>
      <text:p text:style-name="P15"/>
      <text:list xml:id="list234810187328749" text:continue-numbering="true" text:style-name="L3">
        <text:list-item>
          <text:p text:style-name="P28"><text:span text:style-name="T3">Common </text:span><text:span text:style-name="T1">Document </text:span><text:span text:style-name="T3">object methods:</text:span></text:p>
          <text:list>
            <text:list-item>
              <text:p text:style-name="P50">Recommended: </text:p>
              <text:list>
                <text:list-item>
                  <text:p text:style-name="P55">Document.querySelector();</text:p>
                </text:list-item>
                <text:list-item>
                  <text:p text:style-name="P55">Document.querySelectorAll();</text:p>
                </text:list-item>
              </text:list>
            </text:list-item>
            <text:list-item>
              <text:p text:style-name="P50">Older method:</text:p>
              <text:list>
                <text:list-item>
                  <text:p text:style-name="P56">Document.getElementbyId();</text:p>
                </text:list-item>
                <text:list-item>
                  <text:p text:style-name="P56">Document.getElementsbyTagName();</text:p>
                </text:list-item>
              </text:list>
            </text:list-item>
          </text:list>
        </text:list-item>
      </text:list>
      <text:p text:style-name="P6"/>
      <text:p text:style-name="P4">Targeting Nodes with Selectors</text:p>
      <text:list xml:id="list810839943" text:style-name="L4">
        <text:list-item>
          <text:p text:style-name="P30">Selectors are used to target the nodes that you want to work with in the DOM. </text:p>
        </text:list-item>
        <text:list-item>
          <text:p text:style-name="P30">It is possible to use a combination of CSS-style selectors and relationship properties to target the node desired.</text:p>
          <text:list>
            <text:list-item>
              <text:p text:style-name="P30"><text:soft-page-break/>To refer to a node like such: <text:span text:style-name="T1">&lt;div class='display'&gt;&lt;/div&gt;</text:span></text:p>
              <text:list>
                <text:list-item>
                  <text:p text:style-name="P30">div.display | .display | #container &gt; .display | div#container &gt; div.display</text:p>
                </text:list-item>
                <text:list-item>
                  <text:p text:style-name="P30">These selectors can be used to refer to the above node.</text:p>
                </text:list-item>
              </text:list>
            </text:list-item>
            <text:list-item>
              <text:p text:style-name="P30">Relational selectors like <text:span text:style-name="T1">firstElementChild</text:span> or <text:span text:style-name="T1">lastElementChild</text:span> can also be used to refer to nodes. A certain node can be identified based on its relationship to the nodes around it.</text:p>
              <text:p text:style-name="P30"/>
            </text:list-item>
          </text:list>
        </text:list-item>
      </text:list>
      <text:p text:style-name="P4">DOM Methods</text:p>
      <text:list xml:id="list1151663498" text:style-name="L5">
        <text:list-item>
          <text:p text:style-name="P31">Whenever HTML code is parsed by a web browser, it as converted to the DOM which creates nodes as objects that contain many properties and methods.</text:p>
        </text:list-item>
      </text:list>
      <text:p text:style-name="P16"/>
      <text:p text:style-name="P16"><text:tab/><text:span text:style-name="T30">Query Selectors</text:span></text:p>
      <text:list xml:id="list1180851313" text:style-name="L6">
        <text:list-item>
          <text:p text:style-name="P57">element.querySelector(selector) <text:span text:style-name="T3">:</text:span> <text:span text:style-name="T3">returns reference to the first match of </text:span>selector</text:p>
        </text:list-item>
        <text:list-item>
          <text:p text:style-name="P57">element.querySelectorAll(selectors)<text:span text:style-name="T3"> : returns a 'nodelist' containing references to all of the matches of the selectors.</text:span></text:p>
          <text:list>
            <text:list-item>
              <text:p text:style-name="P57"><text:span text:style-name="T3">The return value for </text:span>querySelectorAll<text:span text:style-name="T3"> is </text:span><text:span text:style-name="T6">not</text:span><text:span text:style-name="T3"> an array, it is a 'nodelist', however can be converted to an array with </text:span>Array.from()<text:span text:style-name="T3"> or the </text:span>spread operator &lt; ... &gt;</text:p>
            </text:list-item>
            <text:list-item>
              <text:p text:style-name="P32">The spread operator &lt; ... &gt; 'expands' an array or nodelist into its elements.</text:p>
            </text:list-item>
            <text:list-item>
              <text:p text:style-name="P32">The rest operator &lt; ... &gt; condenses multiple elements into a single element (array).</text:p>
            </text:list-item>
          </text:list>
          <text:p text:style-name="P32"/>
        </text:list-item>
      </text:list>
      <text:p text:style-name="P12"><text:tab/>Element Creation</text:p>
      <text:list xml:id="list3796276627" text:style-name="L7">
        <text:list-item>
          <text:p text:style-name="P58">document.createElement(tagName, [options]) <text:span text:style-name="T3">: creates a new element of tag type tagName. [options] are for optional parameters to the function.</text:span></text:p>
        </text:list-item>
        <text:list-item>
          <text:p text:style-name="P34">This function does not put the new element into the DOM. It creates the element in memory so it can be manipulated (added styles, classes, ids, text, etc.) before placing it on the page.</text:p>
          <text:p text:style-name="P33"/>
        </text:list-item>
      </text:list>
      <text:p text:style-name="P12"><text:tab/>Appending, Removing, and Altering Elements</text:p>
      <text:list xml:id="list3976209328" text:style-name="L8">
        <text:list-item>
          <text:p text:style-name="P51">Append Elements</text:p>
          <text:list>
            <text:list-item>
              <text:p text:style-name="P72"><text:span text:style-name="T11">parentNode.appendChild(childNode) </text:span><text:span text:style-name="T19">: appends </text:span><text:span text:style-name="T11">childNode</text:span><text:span text:style-name="T19"> as the last child of </text:span><text:span text:style-name="T11">parentNode</text:span></text:p>
            </text:list-item>
            <text:list-item>
              <text:p text:style-name="P72"><text:span text:style-name="T12">parentNode.insertBefore(newNode, referenceNode) </text:span><text:span text:style-name="T20">: inserts </text:span><text:span text:style-name="T12">newNode </text:span><text:span text:style-name="T20">into </text:span><text:span text:style-name="T12">parentNode</text:span><text:span text:style-name="T20"> before </text:span><text:span text:style-name="T12">referenceNode</text:span><text:span text:style-name="T20">.</text:span></text:p>
            </text:list-item>
          </text:list>
          <text:p text:style-name="P35"/>
        </text:list-item>
        <text:list-item>
          <text:p text:style-name="P51">Remove Elements</text:p>
          <text:list>
            <text:list-item>
              <text:p text:style-name="P77"><text:span text:style-name="T29">parentNode.removeChild(child) </text:span><text:span text:style-name="T28">: removes </text:span><text:span text:style-name="T29">child </text:span><text:span text:style-name="T28">from </text:span><text:span text:style-name="T29">parentNode</text:span><text:span text:style-name="T28"> on the DOm and returns reference to </text:span><text:span text:style-name="T29">child</text:span><text:span text:style-name="T28">.</text:span></text:p>
              <text:p text:style-name="P35"/>
            </text:list-item>
          </text:list>
        </text:list-item>
        <text:list-item>
          <text:p text:style-name="P51">Altering Elements</text:p>
          <text:list>
            <text:list-item>
              <text:p text:style-name="P35">It is possible to use the reference to an element to alter the element's own properties. Such alterations like adding/removing and altering attributes, changing classes, adding inline style information and more.</text:p>
            </text:list-item>
          </text:list>
          <text:p text:style-name="P35"/>
        </text:list-item>
      </text:list>
      <text:p text:style-name="P12"><text:tab/>Adding inline Style</text:p>
      <text:list xml:id="list441883213" text:style-name="L9">
        <text:list-item>
          <text:p text:style-name="P36">Inline styles can be added to the element like such:</text:p>
          <text:list>
            <text:list-item>
              <text:p text:style-name="P59">div.style.color = 'blue'; | div.style.cssText = 'color: blue; background: white'; | div.setAttribute('style', 'color:blue; background: white');</text:p>
            </text:list-item>
          </text:list>
        </text:list-item>
        <text:list-item>
          <text:p text:style-name="P36">To access any kebab-cased css rule (looks like this: kebab-cased-rules) such as <text:span text:style-name="T1">background-color</text:span> or <text:span text:style-name="T1">flex-flow, </text:span>you need to use either camelCase or bracket notation instead of dot notation.</text:p>
          <text:list>
            <text:list-item>
              <text:p text:style-name="P59"><text:soft-page-break/>div.style.background-color | <text:span text:style-name="T3">does not work.</text:span></text:p>
            </text:list-item>
            <text:list-item>
              <text:p text:style-name="P59">div.style.backgroundColor | <text:span text:style-name="T3">works, accesses the divs background-color style</text:span></text:p>
            </text:list-item>
            <text:list-item>
              <text:p text:style-name="P59">div.style['background-color'] | <text:span text:style-name="T3">works</text:span></text:p>
            </text:list-item>
            <text:list-item>
              <text:p text:style-name="P59">div.style.cssText = 'background-color: white' | <text:span text:style-name="T3">works in a string</text:span></text:p>
              <text:p text:style-name="P36"/>
            </text:list-item>
          </text:list>
        </text:list-item>
      </text:list>
      <text:p text:style-name="P12"><text:tab/>Editing Attributes</text:p>
      <text:list xml:id="list1721673220" text:style-name="L10">
        <text:list-item>
          <text:p text:style-name="P60">div.setAttribute('id', 'theDiv'); | <text:span text:style-name="T3">if </text:span>id<text:span text:style-name="T3"> exists update it to 'theDiv' else create an id with value 'theDiv'</text:span></text:p>
        </text:list-item>
        <text:list-item>
          <text:p text:style-name="P60">div.getAttribute('id'); | <text:span text:style-name="T3">returns value of sepcified attribute, in this case 'theDiv'.</text:span></text:p>
        </text:list-item>
        <text:list-item>
          <text:p text:style-name="P60">div.removeAttribute('id'); | <text:span text:style-name="T5">re,pves specified attribute</text:span></text:p>
          <text:p text:style-name="P37"/>
        </text:list-item>
      </text:list>
      <text:p text:style-name="P12"><text:tab/>Working With Classes</text:p>
      <text:list xml:id="list609463478" text:style-name="L11">
        <text:list-item>
          <text:p text:style-name="P53">div.classList.add('new'); | <text:span text:style-name="T3">adds class 'new' to your new div</text:span></text:p>
        </text:list-item>
        <text:list-item>
          <text:p text:style-name="P53">div.classList.remove('new'); | <text:span text:style-name="T3">remove 'new' class from div</text:span></text:p>
        </text:list-item>
        <text:list-item>
          <text:p text:style-name="P53">div.classList.toggle('active'); | <text:span text:style-name="T3">if div doesn't have class 'active' then add it; if it does, remove it.</text:span></text:p>
        </text:list-item>
      </text:list>
      <text:p text:style-name="P38"/>
      <text:p text:style-name="P20"><text:span text:style-name="T21"><text:tab/></text:span><text:span text:style-name="T25">Adding Text Content</text:span></text:p>
      <text:list xml:id="list2268279318" text:style-name="L12">
        <text:list-item>
          <text:p text:style-name="P78"><text:span text:style-name="T29">div.textContent = 'Hello World!'; | </text:span><text:span text:style-name="T28">creates a text node containing 'Hello World!' and inserts it in div</text:span></text:p>
          <text:p text:style-name="P39"/>
        </text:list-item>
      </text:list>
      <text:p text:style-name="P12"><text:tab/>Adding HTML Content</text:p>
      <text:list xml:id="list3563307407" text:style-name="L13">
        <text:list-item>
          <text:p text:style-name="P54">div.innerHTML = '&lt;span&gt;Hello World!&lt;/span&gt;; | <text:span text:style-name="T3">renders the html inside div</text:span></text:p>
          <text:list>
            <text:list-item>
              <text:p text:style-name="P54">textContent<text:span text:style-name="T3"> is preferable for adding text. innerHTML should be used sparingly as it can create security risks.</text:span></text:p>
            </text:list-item>
            <text:list-item>
              <text:p text:style-name="P40">If you do use innerHTML, make sure that userInput is rendered as a string and not as HTML code, furthermore, you can use innerText.</text:p>
            </text:list-item>
          </text:list>
        </text:list-item>
      </text:list>
      <text:p text:style-name="P7"/>
      <text:p text:style-name="P19"><text:span text:style-name="T31"><text:tab/></text:span><text:span text:style-name="T24">More Available Attribute</text:span></text:p>
      <text:list xml:id="list2803965994" text:style-name="L14">
        <text:list-item>
          <text:p text:style-name="P73"><text:a xlink:type="simple" xlink:href="https://developer.mozilla.org/en-US/docs/Web/HTML/Attributes" text:style-name="Internet_20_link" text:visited-style-name="Visited_20_Internet_20_Link"><text:span text:style-name="T24">HTML Attributes</text:span></text:a></text:p>
        </text:list-item>
      </text:list>
      <text:p text:style-name="P6"/>
      <text:p text:style-name="P11">Creating and Placing New Node</text:p>
      <text:list xml:id="list2337649610" text:style-name="L15">
        <text:list-item>
          <text:p text:style-name="P41">Start by grabbing a reference element.</text:p>
          <text:list>
            <text:list-item>
              <text:p text:style-name="P61">const reference = Document.querySelector('reference');</text:p>
            </text:list-item>
          </text:list>
        </text:list-item>
        <text:list-item>
          <text:p text:style-name="P74"><text:span text:style-name="T14">C</text:span><text:span text:style-name="T15">reate a </text:span><text:span text:style-name="T14">new element</text:span></text:p>
          <text:list>
            <text:list-item>
              <text:p text:style-name="P75"><text:span text:style-name="T7">const para = Document.</text:span><text:span text:style-name="T8">create</text:span><text:span text:style-name="T7">Element('p');</text:span></text:p>
              <text:p text:style-name="P62"/>
            </text:list-item>
          </text:list>
        </text:list-item>
        <text:list-item>
          <text:p text:style-name="P42">Add text content to the new paragraph element</text:p>
          <text:list>
            <text:list-item>
              <text:p text:style-name="P75"><text:span text:style-name="T10">para</text:span><text:span text:style-name="T7">.textContent = 'place text here';</text:span></text:p>
            </text:list-item>
          </text:list>
        </text:list-item>
        <text:list-item>
          <text:p text:style-name="P42">Append the new element to the end of the reference element.</text:p>
          <text:list>
            <text:list-item>
              <text:p text:style-name="P62">reference.appendChild(para);</text:p>
            </text:list-item>
          </text:list>
        </text:list-item>
        <text:list-item>
          <text:p text:style-name="P42">Add a text node to the paragraph the link sits inside.</text:p>
          <text:list>
            <text:list-item>
              <text:p text:style-name="P62">const text = Document.createTextNode(' place text here');</text:p>
            </text:list-item>
          </text:list>
        </text:list-item>
        <text:list-item>
          <text:p text:style-name="P42">Grab a reference to the paragraph the link is inside, and append the text node to it.</text:p>
          <text:list>
            <text:list-item>
              <text:p text:style-name="P62">const linkPara = Document.querySelector('p');</text:p>
            </text:list-item>
            <text:list-item>
              <text:p text:style-name="P62">linkPara.appendChild(text);</text:p>
            </text:list-item>
          </text:list>
        </text:list-item>
      </text:list>
      <text:p text:style-name="P8"/>
      <text:p text:style-name="P5"/>
      <text:p text:style-name="P5"><text:soft-page-break/>Events</text:p>
      <text:list xml:id="list3101450402" text:style-name="L16">
        <text:list-item>
          <text:p text:style-name="P43">Events are actions that occur on your webpage such as mouse-clicks or keypresses, and using Javascript allows the webpage to listen and react to those events.</text:p>
        </text:list-item>
        <text:list-item>
          <text:p text:style-name="P43">There are <text:span text:style-name="T30">three</text:span> primary ways to do this:</text:p>
          <text:list>
            <text:list-item>
              <text:p text:style-name="P43">Attach functions attributes directly on your HTML elements.</text:p>
            </text:list-item>
            <text:list-item>
              <text:p text:style-name="P43">Set the 'on_event_' property on the DOM object in your Javascript.</text:p>
            </text:list-item>
            <text:list-item>
              <text:p text:style-name="P43">Attach the event listeners to the nodes in your Javascript.</text:p>
            </text:list-item>
          </text:list>
        </text:list-item>
        <text:list-item>
          <text:p text:style-name="P43">Event listeners are the <text:span text:style-name="T30">preferred</text:span> method, but will occasionally see the other methods.</text:p>
        </text:list-item>
      </text:list>
      <text:p text:style-name="P17"/>
      <text:p text:style-name="P18"><text:tab/><text:span text:style-name="T30">Attach functions attributes directly on HTML elements</text:span></text:p>
      <text:list xml:id="list2060948" text:style-name="L17">
        <text:list-item>
          <text:p text:style-name="P44">This method is less than ideal as it clutters HTML with Javascript, and can only have <text:span text:style-name="T30">one</text:span> 'onclick' event per element.</text:p>
          <text:list>
            <text:list-item>
              <text:p text:style-name="P63">&lt;button onclick='alert("hello world")'&gt;Click Me&lt;/button&gt;</text:p>
              <text:p text:style-name="P63"/>
            </text:list-item>
          </text:list>
        </text:list-item>
      </text:list>
      <text:p text:style-name="P21"><text:span text:style-name="T13"><text:tab/></text:span><text:span text:style-name="T26">Set the 'on_event_' property on the DOM object in your Javascript</text:span></text:p>
      <text:list xml:id="list3232686929" text:style-name="L18">
        <text:list-item>
          <text:p text:style-name="P79"><text:span text:style-name="T28">This method moves the JS out of the HTML file and into a JS file, but this still only limits the 'onclick' event to </text:span><text:span text:style-name="T23">one</text:span><text:span text:style-name="T28">.</text:span></text:p>
          <text:list>
            <text:list-item>
              <text:p text:style-name="P64">HTML: &lt;button id='btn'&gt;Click Me&lt;/button&gt;</text:p>
            </text:list-item>
            <text:list-item>
              <text:p text:style-name="P64">JS: const btn = document.querySelector('#btn');</text:p>
              <text:p text:style-name="P64">btn.onclick = () =&gt; alert('Hello World');</text:p>
            </text:list-item>
            <text:list-item>
              <text:p text:style-name="P64"/>
            </text:list-item>
          </text:list>
        </text:list-item>
      </text:list>
      <text:p text:style-name="P22"><text:span text:style-name="T29"><text:tab/></text:span><text:span text:style-name="T27">Attach the event listeners to the nodes in your Javascript</text:span></text:p>
      <text:list xml:id="list1879676617" text:style-name="L19">
        <text:list-item>
          <text:p text:style-name="P45">This method maintains separation between HTML code and JS code. Furthermore, this method allows multiple event listeners, if needed.</text:p>
          <text:list>
            <text:list-item>
              <text:p text:style-name="P45">HTML: &lt;<text:span text:style-name="T1">button id='btn'&gt;Click me too!&lt;/button&gt;</text:span></text:p>
            </text:list-item>
            <text:list-item>
              <text:p text:style-name="P45">JS: <text:span text:style-name="T1">const btn = document.querySelector('#btn');</text:span></text:p>
            </text:list-item>
          </text:list>
        </text:list-item>
      </text:list>
      <text:p text:style-name="P9"><text:tab/><text:tab/><text:tab/>btn.addEventListener('click', () =&gt; {</text:p>
      <text:p text:style-name="P9"><text:tab/><text:tab/><text:tab/><text:tab/>alert('Hello World');</text:p>
      <text:p text:style-name="P9"><text:tab/><text:tab/><text:tab/>});</text:p>
      <text:p text:style-name="P9"/>
      <text:list xml:id="list1283993818" text:style-name="L20">
        <text:list-item>
          <text:p text:style-name="P46">All three methods can use named functions which cleans up code, and allows for multiple uses of a function in different places.</text:p>
        </text:list-item>
        <text:list-item>
          <text:p text:style-name="P66">function(e)<text:span text:style-name="T3"> is a callback from addEventListener. The </text:span>e<text:span text:style-name="T3"> is an object that references the </text:span>event<text:span text:style-name="T3"> itself, and within that object contains many useful methods and properties.</text:span></text:p>
          <text:list>
            <text:list-item>
              <text:p text:style-name="P66">e.target<text:span text:style-name="T3"> will return the element that was clicked (i.e. &lt;button id='btn'&gt;Click&lt;/button&gt;)</text:span></text:p>
            </text:list-item>
            <text:list-item>
              <text:p text:style-name="P47">This allows you to change the element's styles and properties when an event occurs.</text:p>
            </text:list-item>
          </text:list>
        </text:list-item>
      </text:list>
      <text:p text:style-name="P48"/>
      <text:p text:style-name="P10"><text:span text:style-name="T3"><text:tab/></text:span><text:span text:style-name="T6">Attaching Listeners to Groups of Nodes</text:span></text:p>
      <text:list xml:id="list2371417316" text:style-name="L21">
        <text:list-item>
          <text:p text:style-name="P67"><text:span text:style-name="T3">To attach similar event listeners to many elements, you can use </text:span>querySelectorAll<text:span text:style-name="T3"> to get a nodelist of all the items matching a selector and iterate through the whole list:</text:span></text:p>
          <text:list>
            <text:list-item>
              <text:p text:style-name="P67">const buttons.document.querySelectorAll('button');</text:p>
              <text:p text:style-name="P67">buttons.forEach((button) =&gt; {<text:line-break/><text:tab/>button.addEventListener('click', () =&gt; {</text:p>
              <text:list>
                <text:list-item>
                  <text:list>
                    <text:list-item>
                      <text:list>
                        <text:list-header>
                          <text:p text:style-name="P67">alert(button.id);</text:p>
                        </text:list-header>
                      </text:list>
                      <text:p text:style-name="P67">});</text:p>
                    </text:list-item>
                  </text:list>
                </text:list-item>
              </text:list>
              <text:p text:style-name="P67">});</text:p>
            </text:list-item>
          </text:list>
        </text:list-item>
      </text:list>
      <text:p text:style-name="P10"/>
      <text:p text:style-name="P13"><text:tab/>Other Useful Events:</text:p>
      <text:list xml:id="list4144365931" text:style-name="L22">
        <text:list-item>
          <text:p text:style-name="P49">click | dblclick | keypress | keydown | keyup</text:p>
        </text:list-item>
        <text:list-item>
          <text:p text:style-name="P76"><text:soft-page-break/><text:span text:style-name="T22">More HTML DOM events: </text:span><text:a xlink:type="simple" xlink:href="https://www.w3schools.com/jsref/dom_obj_event.asp" text:style-name="Internet_20_link" text:visited-style-name="Visited_20_Internet_20_Link"><text:span text:style-name="T22">HTML DOM events</text:span></text:a></text:p>
        </text:list-item>
      </text:list>
      <text:p text:style-name="P48"/>
      <text:p text:style-name="P48"/>
      <text:p text:style-name="P10"/>
      <text:p text:style-name="P10"/>
      <text:p text:style-name="P10"/>
      <text:p text:style-name="P10"/>
      <text:p text:style-name="P9"><text:tab/></text:p>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41" meta:word-count="1455" meta:character-count="8915" meta:non-whitespace-character-count="7675"/>
  </office:meta>
</office:document-meta>
</file>